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lfaen2" svg:font-family="Sylfaen" style:font-adornments="Regular"/>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P8" style:family="paragraph">
      <style:text-properties fo:font-size="24pt"/>
    </style:style>
    <style:style style:name="P9" style:family="paragraph">
      <style:text-properties fo:font-size="2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style:font-name="Calibri3" fo:font-size="28pt" fo:font-style="italic" style:font-name-asian="Calibri3" style:font-size-asian="40pt" style:font-style-asian="italic" style:font-name-complex="Calibri3" style:font-size-complex="40pt" style:font-style-complex="italic"/>
    </style:style>
    <style:style style:name="T25" style:family="text">
      <style:text-properties style:font-name="Calibri2" fo:font-size="28pt" fo:font-style="italic" style:font-name-asian="Calibri3" style:font-size-asian="40pt" style:font-style-asian="italic" style:font-name-complex="Calibri3" style:font-size-complex="40pt"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ize="22pt" fo:font-style="italic" fo:font-weight="bold" style:font-size-asian="28pt" style:font-style-asian="italic" style:font-weight-asian="bold" style:font-size-complex="28pt" style:font-style-complex="italic" style:font-weight-complex="bold"/>
    </style:style>
    <style:style style:name="T30" style:family="text">
      <style:text-properties style:text-position="-33% 58%" fo:font-size="22pt" style:font-size-asian="28pt" style:font-size-complex="28pt"/>
    </style:style>
    <style:style style:name="T31" style:family="text">
      <style:text-properties fo:font-size="22pt" fo:font-style="italic" style:text-underline-style="solid" style:text-underline-width="auto" style:text-underline-color="font-color" style:font-size-asian="28pt" style:font-style-asian="italic" style:font-size-complex="28pt" style:font-style-complex="italic"/>
    </style:style>
    <style:style style:name="T32" style:family="text">
      <style:text-properties style:text-position="-33% 58%" style:font-name="Calibri3" style:font-name-asian="Calibri3" style:font-name-complex="Calibri3"/>
    </style:style>
    <style:style style:name="T33" style:family="text">
      <style:text-properties fo:font-size="32pt" fo:font-style="normal" style:font-size-asian="44pt" style:font-style-asian="normal" style:font-size-complex="44pt" style:font-style-complex="normal"/>
    </style:style>
    <style:style style:name="T34" style:family="text">
      <style:text-properties style:text-position="0% 100%"/>
    </style:style>
    <style:style style:name="T35" style:family="text">
      <style:text-properties style:text-position="0% 100%" fo:font-style="italic" style:font-style-asian="italic" style:font-style-complex="italic"/>
    </style:style>
    <style:style style:name="T36" style:family="text">
      <style:text-properties style:text-position="0% 100%" style:font-name="Sylfaen2" fo:font-style="italic" style:font-name-asian="Sylfaen2" style:font-style-asian="italic" style:font-name-complex="Sylfaen2" style:font-style-complex="italic"/>
    </style:style>
    <style:style style:name="T37" style:family="text">
      <style:text-properties style:text-position="0% 100%" style:font-name="Sylfaen2" style:font-name-asian="Sylfaen2" style:font-name-complex="Sylfaen2"/>
    </style:style>
    <style:style style:name="T38" style:family="text">
      <style:text-properties fo:font-size="26pt" fo:font-style="italic" style:font-size-asian="36pt" style:font-style-asian="italic" style:font-size-complex="36pt" style:font-style-complex="italic"/>
    </style:style>
    <style:style style:name="T39" style:family="text">
      <style:text-properties style:text-position="-33% 58%" fo:font-size="26pt" fo:font-style="italic" style:font-size-asian="36pt" style:font-style-asian="italic" style:font-size-complex="36pt" style:font-style-complex="italic"/>
    </style:style>
    <style:style style:name="T40" style:family="text">
      <style:text-properties fo:font-size="26pt" fo:font-style="italic" fo:font-weight="bold" style:font-size-asian="36pt" style:font-style-asian="italic" style:font-weight-asian="bold" style:font-size-complex="36pt" style:font-style-complex="italic" style:font-weight-complex="bold"/>
    </style:style>
    <style:style style:name="T41"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t der Hamilton-Operator des freien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4.985cm" svg:height="2.235cm" svg:x="11.507cm" svg:y="9.382cm">
          <text:p/>
          <draw:object xlink:href="../Hamilton-Operator%20des%20freien%20Teilch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2"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7"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5.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text:p/>
            <text:p>Die ebene Welle ist durch einen festen Wellenvektor <text:span text:style-name="T20">k</text:span> charakterisiert, dessen Richtung der Ausbreitungsrichtung der Welle entspricht, während sein Betrag die Wellenlänge <text:span text:style-name="T8">λ</text:span> eindeutig bestimmt.</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4" draw:text-style-name="P7" draw:layer="layout" svg:width="25.199cm" svg:height="3.506cm" svg:x="1.4cm" svg:y="0.836cm" presentation:class="title" presentation:user-transformed="true">
          <draw:text-box>
            <text:p><text:span text:style-name="T16">Welcher Bedingung muß die Kreisfrequenz </text:span><text:span text:style-name="T24">ω</text:span><text:span text:style-name="T25">(k)</text:span><text:span text:style-name="T16"> genügen, damit die ebene Welle die Schrödingergleichung erfüllt?</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506cm" svg:height="2.294cm" svg:x="7.246cm" svg:y="9.352cm">
          <text:p/>
          <draw:object xlink:href="../Kreisfrequenz%20omega(k)%20(in%20Abhängigkeit%20von%20der%20Kreiswellenzahl%20k)%20für%20die%20Schrödingergleichung.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4" draw:layer="layout" svg:width="25.199cm" svg:height="3.506cm" svg:x="1.4cm" svg:y="0.837cm" presentation:class="title">
          <draw:text-box>
            <text:p>Wie ist bei der ebenen Welle die Periodendauer definiert?</text:p>
          </draw:text-box>
        </draw:frame>
        <draw:frame presentation:style-name="pr5" draw:layer="layout" svg:width="25.199cm" svg:height="12.18cm" svg:x="1.4cm" svg:y="4.914cm" presentation:class="subtitle">
          <draw:text-box>
            <text:p>Hält man den Ort fest, so wiederholt sich die Wellenamplitude mit der zeitlichen Periode:</text:p>
            <text:p/>
          </draw:text-box>
        </draw:frame>
        <draw:frame draw:style-name="gr2" draw:text-style-name="P3" draw:layer="layout" svg:width="9.837cm" svg:height="1.637cm" svg:x="9.081cm" svg:y="11.681cm">
          <text:p/>
          <draw:object xlink:href="../Periode%20der%20Schwingung.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6.114cm" presentation:class="subtitle" presentation:user-transformed="true">
          <draw:text-box>
            <text:p>Die Ebenen konstanter Phase verlagern sich mit der Phasengeschwindigkeit <text:span text:style-name="T26">u</text:span> in Richtung von <text:span text:style-name="T20">k</text:span><text:span text:style-name="T27">. Sie hat in dem Fall keine physikalische Bedeutung. Die Gruppengeschwindigkeit hingegen entspricht der Teilchengeschwindigkeit:</text:span></text:p>
          </draw:text-box>
        </draw:frame>
        <draw:frame draw:style-name="gr2" draw:text-style-name="P3" draw:layer="layout" svg:width="14.431cm" svg:height="4.639cm" svg:x="6.784cm" svg:y="5.68cm">
          <text:p/>
          <draw:object xlink:href="../Phasengeschwindigkeit%20korrigiert.odf" xlink:type="simple" xlink:show="embed" xlink:actuate="onLoad"/>
          <draw:image xlink:href="./ObjectReplacements/Object 22" xlink:type="simple" xlink:show="embed" xlink:actuate="onLoad"/>
        </draw:frame>
        <draw:frame draw:style-name="gr2" draw:text-style-name="P3" draw:layer="layout" svg:width="14.941cm" svg:height="6.66cm" svg:x="6.529cm" svg:y="14.069cm">
          <text:p/>
          <draw:object xlink:href="../Gruppengeschwindigkeit%20verbessert.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draw:text-box>
            <text:p>Ort und Impuls lassen sich nicht gleichzeitig genau bestimmen: ist der Impuls (über die Wellenlänge) genau bestimmt, erstreckt sich die Welle über einen unendlich großen Raumbereich.</text:p>
            <text:p>Benutzt man hingegen Überlagerungen aus verschiedenen ebenen Wellen mit passender Amplitudenfunktion um annähernd kompakte "Wellenpakete" zu bilden, so ist der Ort zwar recht genau bestimmt, der Impuls jedoch nicht mehr genau zu bestimmen, da man mehrere ebene Wellen unterschiedlicher Wellenlänge verwenden muß.</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user-transformed="true">
          <draw:text-box>
            <text:p>Allgemein ist ein Wellenpaket eine Überlagerung ebener Wellen mit diversen Wellenlängen <text:span text:style-name="T28">und beliebigen</text:span> Amplitudenfunktionen <text:s text:c="3"/>(<text:span text:style-name="T20">k</text:span>,<text:span text:style-name="T8">ω</text:span><text:span text:style-name="T22">)</text:span>:</text:p>
            <text:p/>
            <text:p/>
            <text:p>Setzt man diese in die zeitabhängige Schrödingergleichung ein, so folgt mit dem Hamilton-Operator des freien Teilchens:</text:p>
            <text:p/>
            <text:p/>
            <text:p/>
            <text:p>Diese Gleichung erfordert <text:tab/><text:tab/><text:tab/><text:tab/><text:tab/><text:tab/><text:tab/><text:tab/> <text:s text:c="5"/>mit <text:tab/><text:tab/><text:tab/><text:tab/> und führt zu Wellenpaketen der Form:</text:p>
          </draw:text-box>
        </draw:frame>
        <draw:frame draw:style-name="gr2" draw:text-style-name="P3" draw:layer="layout" svg:width="0.881cm" svg:height="0.977cm" svg:x="23.206cm" svg:y="6.411cm">
          <text:p/>
          <draw:object xlink:href="../hat%20psi.odf" xlink:type="simple" xlink:show="embed" xlink:actuate="onLoad"/>
          <draw:image xlink:href="./ObjectReplacements/Object 24" xlink:type="simple" xlink:show="embed" xlink:actuate="onLoad"/>
        </draw:frame>
        <draw:frame draw:style-name="gr2" draw:text-style-name="P3" draw:layer="layout" svg:width="14.114cm" svg:height="1.27cm" svg:x="6.942cm" svg:y="7.817cm">
          <text:p/>
          <draw:object xlink:href="../allgemeine%20Superposition%20ebener%20Wellen%20(allgemeines%20Wellenpaket).odf" xlink:type="simple" xlink:show="embed" xlink:actuate="onLoad"/>
          <draw:image xlink:href="./ObjectReplacements/Object 25" xlink:type="simple" xlink:show="embed" xlink:actuate="onLoad"/>
        </draw:frame>
        <draw:frame draw:style-name="gr2" draw:text-style-name="P3" draw:layer="layout" svg:width="16.819cm" svg:height="2.523cm" svg:x="8.59cm" svg:y="11.391cm">
          <text:p/>
          <draw:object xlink:href="../allgemeine%20Superposition%20ebener%20Wellen%20(allgemeines%20Wellenpaket)%20in%20zeitabhängige%20Schrödingergleichung%20zusammen%20mit%20Hamilton-Operator%20des%20freien%20Teilchens%20eingesetzt.odf" xlink:type="simple" xlink:show="embed" xlink:actuate="onLoad"/>
          <draw:image xlink:href="./ObjectReplacements/Object 26" xlink:type="simple" xlink:show="embed" xlink:actuate="onLoad"/>
        </draw:frame>
        <draw:frame draw:style-name="gr2" draw:text-style-name="P3" draw:layer="layout" svg:width="4.985cm" svg:height="2.235cm" svg:x="1.907cm" svg:y="11.582cm">
          <text:p/>
          <draw:object xlink:href="../Hamilton-Operator%20des%20freien%20Teilchens.odf" xlink:type="simple" xlink:show="embed" xlink:actuate="onLoad"/>
          <draw:image xlink:href="./ObjectReplacements/Object 27" xlink:type="simple" xlink:show="embed" xlink:actuate="onLoad"/>
        </draw:frame>
        <draw:frame draw:style-name="gr2" draw:text-style-name="P3" draw:layer="layout" svg:width="10.902cm" svg:height="1.139cm" svg:x="10.401cm" svg:y="14.53cm">
          <text:p/>
          <draw:object xlink:href="../Forderung%20an%20die%20Amplitudenfunktion%20für%20Überlagerung%20ebener%20Wellen%20mit%20Schrödingergleichung%20und%20Hamilton-Operator%20des%20freien%20Teilchens.odf" xlink:type="simple" xlink:show="embed" xlink:actuate="onLoad"/>
          <draw:image xlink:href="./ObjectReplacements/Object 28" xlink:type="simple" xlink:show="embed" xlink:actuate="onLoad"/>
        </draw:frame>
        <draw:frame draw:style-name="gr2" draw:text-style-name="P3" draw:layer="layout" svg:width="4.517cm" svg:height="2.294cm" svg:x="22.688cm" svg:y="13.905cm">
          <text:p/>
          <draw:object xlink:href="../Kreisfrequenz%20omega(k)%20(in%20Abhängigkeit%20von%20der%20Kreiswellenzahl%20k)%20für%20die%20Schrödingergleichung%20(kurz).odf" xlink:type="simple" xlink:show="embed" xlink:actuate="onLoad"/>
          <draw:image xlink:href="./ObjectReplacements/Object 29" xlink:type="simple" xlink:show="embed" xlink:actuate="onLoad"/>
        </draw:frame>
        <draw:frame draw:style-name="gr2" draw:text-style-name="P3" draw:layer="layout" svg:width="11.681cm" svg:height="1.283cm" svg:x="8.159cm" svg:y="17.658cm">
          <text:p/>
          <draw:object xlink:href="../Wellenpaket%20als%20Lösung%20der%20Schrödingergleichung.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sieht das Wellenpaket für die Schrödingergleichung nach Taylorentwicklung aus?</text:span></text:p>
          </draw:text-box>
        </draw:frame>
        <draw:frame presentation:style-name="pr5" draw:text-style-name="P1" draw:layer="layout" svg:width="25.199cm" svg:height="12.18cm" svg:x="1.4cm" svg:y="9.214cm" presentation:class="subtitle" presentation:user-transformed="true">
          <draw:text-box>
            <text:p><text:span text:style-name="T29">k</text:span><text:span text:style-name="T30">0</text:span><text:span text:style-name="T1"> bedeutet </text:span><text:span text:style-name="T31">nicht</text:span><text:span text:style-name="T1"> dass dem Wellenpaket eine bestimmte Wellenlänge zuzuordnen ist! Es bedeutet einzig daß die Amplitudenfunktion sich vornehmlich um diesen Vektor konzentriert und dort ein ausgeprägtes Maximum hat. Dadurch wird der Wert des Integrals vor allem von Wellenzahlen bestimmt, die sich von </text:span><text:span text:style-name="T29">k</text:span><text:span text:style-name="T30">0</text:span><text:span text:style-name="T1"> nicht allzu sehr unterscheiden und man kann die Taylorentwicklung nach dem linearen Term abbrechen:</text:span></text:p>
          </draw:text-box>
        </draw:frame>
        <draw:frame draw:style-name="gr2" draw:text-style-name="P3" draw:layer="layout" svg:width="12.6cm" svg:height="7cm" svg:x="6.985cm" svg:y="5.202cm">
          <text:p/>
          <draw:object xlink:href="../Wellenpaket%20für%20Schrödingergleichung%20nach%20Taylorentwicklung.odf" xlink:type="simple" xlink:show="embed" xlink:actuate="onLoad"/>
          <draw:image xlink:href="./ObjectReplacements/Object 31" xlink:type="simple" xlink:show="embed" xlink:actuate="onLoad"/>
        </draw:frame>
        <draw:frame draw:style-name="gr2" draw:text-style-name="P3" draw:layer="layout" svg:width="13.32cm" svg:height="2.2cm" svg:x="7.417cm" svg:y="18.545cm">
          <text:p/>
          <draw:object xlink:href="../Taylorentwicklung%20der%20vom%20Wellenvektor%20abhängigen%20Kreisfrequenz%20um%20k0.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draw:text-box>
            <text:p>Mit der Gruppengeschwindigkeit.</text:p>
            <text:p>Es ist die Verschiebungsgeschwindigkeit des gesamten Pakets und damit die Geschwindigkeit, mit der durch das Wellenpaket Information transportiert werden kann.</text:p>
          </draw:text-box>
        </draw:frame>
        <draw:frame draw:style-name="gr2" draw:text-style-name="P3" draw:layer="layout" svg:width="8.504cm" svg:height="1.393cm" svg:x="9.747cm" svg:y="6.803cm">
          <text:p/>
          <draw:object xlink:href="../Verschiebungsgeschwindigkeit%20des%20Wellenpakets%20(Gruppengeschwindigkeit).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draw:text-box>
            <text:p>Sie unterliegt nicht den Gesetzen der speziellen Relativitätstheorie, da mit ihr keine Information transportiert werden kan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draw:text-box>
            <text:p>Die effektive Breite des Wellenpakets beträgt in diesem Fall</text:p>
            <text:p><text:s/><text:span text:style-name="T22">Δ</text:span><text:span text:style-name="T8">k</text:span><text:span text:style-name="T32">0</text:span><text:span text:style-name="T22"> Δ</text:span><text:span text:style-name="T8">z</text:span><text:span text:style-name="T22"> = 2π .</text:span></text:p>
            <text:p><text:span text:style-name="T22">Die Wellenzahl multipliziert mit <text:s text:c="3"/>ergibt den Teilchenimpuls. Man sieht aus obiger Gleichung also, dass das Produkt aus Orts- und Impulsunschärfe nicht beliebig klein gemacht werden kann.</text:span></text:p>
          </draw:text-box>
        </draw:frame>
        <draw:frame draw:style-name="gr2" draw:text-style-name="P3" draw:layer="layout" svg:width="0.665cm" svg:height="0.847cm" svg:x="12.714cm" svg:y="10.676cm">
          <text:p/>
          <draw:object xlink:href="../hbar.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draw:text-box>
            <text:p>Nein, da sie zwar monochromatisch ist, also eine scharf definierte Wellenzahl besitzt (was <text:span text:style-name="T22">Δ</text:span><text:span text:style-name="T8">k</text:span><text:span text:style-name="T32">0</text:span><text:span text:style-name="T22"> = 0 entspricht), andererseits aber auch unendlich ausgedehnt ist (Δ</text:span><text:span text:style-name="T8">z</text:span><text:span text:style-name="T22"> → ∞), so daß sich insgesamt kein Widerspruch zu (Δ</text:span><text:span text:style-name="T8">k</text:span><text:span text:style-name="T32">0</text:span><text:span text:style-name="T22"> Δ</text:span><text:span text:style-name="T8">z</text:span><text:span text:style-name="T22"> = 2π) ergibt.</text:span></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draw:text-box>
            <text:p>Da die Phasengeschwindigkeit im allgemeinen von der Wellenzahl abhängig ist</text:p>
            <text:p/>
            <text:p/>
            <text:p>sind die Phasenbeziehungen nicht statisch, das Paket kann seine Form nicht beibehalten: es "zerfließt".</text:p>
          </draw:text-box>
        </draw:frame>
        <draw:frame draw:style-name="gr2" draw:text-style-name="P3" draw:layer="layout" svg:width="6.338cm" svg:height="2.192cm" svg:x="10.83cm" svg:y="10.003cm">
          <text:p/>
          <draw:object xlink:href="../Wellenzahlabhängigkeit%20der%20Phasengeschwindigkeit.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draw:text-box>
            <text:p>Die Wellenzahlabhängigkeit der Phasen- und Gruppengeschwindigkeit wird Dispersion genannt.</text:p>
            <text:p>Die Gruppengeschwindigkeit kann sowohl kleiner (<text:span text:style-name="T3">normale Dispersion</text:span>) als auch größer (<text:span text:style-name="T3">anomale Dispersion</text:span>) als <text:span text:style-name="T26">u</text:span> sein:</text:p>
          </draw:text-box>
        </draw:frame>
        <draw:frame draw:style-name="gr2" draw:text-style-name="P3" draw:layer="layout" svg:width="9.789cm" svg:height="2.192cm" svg:x="9.105cm" svg:y="14.403cm">
          <text:p/>
          <draw:object xlink:href="../Wellenzahlabhängigkeit%20der%20Gruppengeschwindigkeit.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draw:text-box>
            <text:p>Nein, da Phasen- und Gruppengeschwindigkeit identisch sind (<text:span text:style-name="T8">ω</text:span><text:span text:style-name="T10"> = </text:span><text:span text:style-name="T21">c</text:span><text:span text:style-name="T10"> </text:span><text:span text:style-name="T21">k</text:span><text:span text:style-name="T10">)</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draw:text-box>
            <text:p>Da man laut Fourier-Analyse umso mehr ebene Partialwellen benötigt je stärker die örtliche Konzentration sein soll, folgt daraus, dass je genauer der Teilchenort festgelegt werden soll umso größer die Impulsunschärfe bei <text:span text:style-name="T3">t</text:span> = 0 wird.</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33">,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draw:text-box>
            <text:p>Sie sind die Fourier-Transformierte der jeweils anderen</text:p>
          </draw:text-box>
        </draw:frame>
        <draw:frame draw:style-name="gr2" draw:text-style-name="P3" draw:layer="layout" svg:width="1.26cm" svg:height="1.4cm" svg:x="14.806cm" svg:y="2.764cm">
          <text:p/>
          <draw:object xlink:href="../hat%20psi.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draw:text-box>
            <text:p>Es ist die Wahrscheinlichkeit dafür, dass ein Teilchen zur Zeit <text:span text:style-name="T3">t</text:span> einen Impuls hat</text:p>
          </draw:text-box>
        </draw:frame>
        <draw:frame draw:style-name="gr2" draw:text-style-name="P3" draw:layer="layout" svg:width="1.26cm" svg:height="1.4cm" svg:x="14.159cm" svg:y="1.964cm">
          <text:p/>
          <draw:object xlink:href="../hat%20psi.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user-transformed="true">
          <draw:text-box>
            <text:p>Man versteht darunter dass sich Ereignisse außerhalb eines Grundvolumens periodisch wiederholen. Ist das Grunvolumen hinreichend groß hat dies keine Auswirkungen. Wegen der Periodizität kompensieren sich nicht-verschwindende Teilbeträge der Wellenfunktion auf der Oberfläche des Periodizitätsvolumens.</text:p>
            <text:p><text:line-break/>Infolgedessen kann der Impuls nicht mehr beliebige, kontinuierliche Werte annehmen sondern wird diskret und damit abzählbar.</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draw:text-box>
              <text:p>Man sollte die Definitionen der Wellenfunktion im Impuls und Ortsraum hinzufügen. Zusätzlich die Bedingung für <text:span text:style-name="T3">p</text:span><text:span text:style-name="T4">x,y,z</text:span><text:span text:style-name="T34"> um diese zu erfüllen. Ebenso noch die Definition der Periodizität über den Quader mit Kantenlängen </text:span><text:span text:style-name="T35">L</text:span><text:span text:style-name="T4">x</text:span><text:span text:style-name="T35">L</text:span><text:span text:style-name="T4">y</text:span><text:span text:style-name="T35">L</text:span><text:span text:style-name="T4">z</text:span><text:span text:style-name="T34"> und Volumen (</text:span><text:span text:style-name="T35">L</text:span><text:span text:style-name="T4">x</text:span><text:span text:style-name="T35">L</text:span><text:span text:style-name="T4">y</text:span><text:span text:style-name="T35">L</text:span><text:span text:style-name="T4">z</text:span><text:span text:style-name="T34">) um die Bedingung für </text:span><text:span text:style-name="T35">p</text:span><text:span text:style-name="T4">x,y,z</text:span><text:span text:style-name="T34"> zugänglich zu machen. Außerdem die vorangegangene Identifizierung der Wellenfunktion im Ortsraum mit der im Impulsraum. Schließlich die Fourier-Transformation zwischen beiden sowie der Beweis durch Einsetzen der Fourier-Darstellung der </text:span><text:span text:style-name="T36">δ</text:span><text:span text:style-name="T37">-Funktion</text:span></text:p>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draw:text-box>
            <text:p>Die Wahrscheinlichkeitsdichten <text:span text:style-name="T8">ρ</text:span><text:span text:style-name="T10">(</text:span><text:span text:style-name="T11">r</text:span><text:span text:style-name="T10">,</text:span><text:span text:style-name="T21">t</text:span><text:span text:style-name="T10">)</text:span> und w<text:span text:style-name="T10">(</text:span><text:span text:style-name="T11">p</text:span><text:span text:style-name="T10">,</text:span><text:span text:style-name="T21">t</text:span><text:span text:style-name="T10">)</text:span></text:p>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Formulieren Sie den Erwartungs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39" xlink:type="simple" xlink:show="embed" xlink:actuate="onLoad"/>
        </draw:frame>
        <draw:frame draw:style-name="gr2" draw:text-style-name="P3" draw:layer="layout" svg:width="12.922cm" svg:height="1.287cm" svg:x="7.538cm" svg:y="8.856cm">
          <text:p/>
          <draw:object xlink:href="../Erwartungswert%20im%20Ortsraum.odf" xlink:type="simple" xlink:show="embed" xlink:actuate="onLoad"/>
          <draw:image xlink:href="./ObjectReplacements/Object 40" xlink:type="simple" xlink:show="embed" xlink:actuate="onLoad"/>
        </draw:frame>
        <draw:frame draw:style-name="gr2" draw:text-style-name="P3" draw:layer="layout" svg:width="13.392cm" svg:height="1.287cm" svg:x="7.303cm" svg:y="10.856cm">
          <text:p/>
          <draw:object xlink:href="../Erwartungswert%20im%20Impulsraum.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draw:text-box>
            <text:p>Es ist die positive Wurzel aus dem Schwankungsquadrat.</text:p>
            <text:p>Dieses sagt aus, wie stark im Mittel ein gefundener Meßwert von seinem Mittelwert abweichen wird.</text:p>
            <text:p>Man betrachtet quadratische Abweichungen, damit sich beim Aufsummieren Beiträge von Abweichungen <text:span text:style-name="T3">nach oben</text:span> und <text:span text:style-name="T3">unten</text:span> nicht ganz oder teilweise kompensieren können.</text:p>
          </draw:text-box>
        </draw:frame>
        <draw:frame draw:style-name="gr2" draw:text-style-name="P3" draw:layer="layout" svg:width="18.69cm" svg:height="6.005cm" svg:x="4.654cm" svg:y="14.497cm">
          <text:p/>
          <draw:object xlink:href="../Schwankungsquadrat%20und%20mittlere%20quadratische%20Schwankung%20korrigiert.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4.05cm" svg:height="2.006cm" svg:x="11.974cm" svg:y="9.496cm">
          <text:p/>
          <draw:object xlink:href="../Impuls%20in%20Ortsdarstellung.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626cm" svg:height="2.006cm" svg:x="11.686cm" svg:y="9.496cm">
          <text:p/>
          <draw:object xlink:href="../Ort%20in%20Impulsdarstellung.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3" draw:master-page-name="Default" presentation:presentation-page-layout-name="AL1T0">
        <draw:frame presentation:style-name="pr4" draw:layer="layout" svg:width="25.199cm" svg:height="3.506cm" svg:x="1.4cm" svg:y="0.837cm" presentation:class="title">
          <draw:text-box>
            <text:p>Wie lautet die klassische Hamilton-Funktion eines Systems?</text:p>
          </draw:text-box>
        </draw:frame>
        <draw:frame presentation:style-name="pr5" draw:text-style-name="P8" draw:layer="layout" svg:width="25.199cm" svg:height="12.18cm" svg:x="1.4cm" svg:y="4.914cm" presentation:class="subtitle" presentation:placeholder="true">
          <draw:text-box/>
        </draw:frame>
        <draw:frame draw:style-name="gr2" draw:text-style-name="P3" draw:layer="layout" svg:width="6.544cm" svg:height="2.294cm" svg:x="10.727cm" svg:y="9.352cm">
          <text:p/>
          <draw:object xlink:href="../Klassische%20Hamilton-Funktion.odf" xlink:type="simple" xlink:show="embed" xlink:actuate="onLoad"/>
          <draw:image xlink:href="./ObjectReplacements/Object 47" xlink:type="simple" xlink:show="embed" xlink:actuate="onLoad"/>
        </draw:frame>
        <presentation:notes draw:style-name="dp2">
          <draw:page-thumbnail draw:style-name="gr1" draw:layer="layout" svg:width="14.848cm" svg:height="11.136cm" svg:x="3.075cm" svg:y="2.257cm" draw:page-number="60" presentation:class="page"/>
          <draw:frame presentation:style-name="pr6" draw:text-style-name="P9" draw:layer="layout" svg:width="16.799cm" svg:height="13.364cm" svg:x="2.1cm" svg:y="14.107cm" presentation:class="notes" presentation:placeholder="true">
            <draw:text-box/>
          </draw:frame>
        </presentation:notes>
      </draw:page>
      <draw:page draw:name="page61" draw:style-name="dp3" draw:master-page-name="Default" presentation:presentation-page-layout-name="AL1T0">
        <draw:frame presentation:style-name="pr4" draw:layer="layout" svg:width="25.199cm" svg:height="3.506cm" svg:x="1.4cm" svg:y="0.837cm" presentation:class="title">
          <draw:text-box>
            <text:p>Wie lautet die zeitabhängige Schrödingergleichung?</text:p>
          </draw:text-box>
        </draw:frame>
        <draw:frame presentation:style-name="pr5" draw:layer="layout" svg:width="25.199cm" svg:height="12.18cm" svg:x="1.4cm" svg:y="4.914cm" presentation:class="subtitle" presentation:placeholder="true">
          <draw:text-box/>
        </draw:frame>
        <draw:frame draw:style-name="gr2" draw:text-style-name="P3" draw:layer="layout" svg:width="19.097cm" svg:height="2.465cm" svg:x="4.451cm" svg:y="9.267cm">
          <text:p/>
          <draw:object xlink:href="../Zeitabhängige%20Schrödingergleichung.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0">
        <draw:frame presentation:style-name="pr4" draw:text-style-name="P1" draw:layer="layout" svg:width="25.199cm" svg:height="3.506cm" svg:x="1.4cm" svg:y="0.836cm" presentation:class="title" presentation:user-transformed="true">
          <draw:text-box>
            <text:p text:style-name="P1"><text:span text:style-name="T1">Was erhält man wenn man die Wahrscheinlichkeitsdichte für den zeitlich veränderlichen Aufenthaltsort eines Teilchens nach der Zeit ableite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9.334cm" svg:height="6.48cm" svg:x="4.332cm" svg:y="7.259cm">
          <text:p/>
          <draw:object xlink:href="../Zeitableitung%20der%20Wahrscheinlichkeitsdichte.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3" draw:master-page-name="Default" presentation:presentation-page-layout-name="AL1T0">
        <draw:frame presentation:style-name="pr4" draw:layer="layout" svg:width="25.199cm" svg:height="3.506cm" svg:x="1.4cm" svg:y="0.837cm" presentation:class="title">
          <draw:text-box>
            <text:p>Wie lautet der Gradient im Impulsraum?</text:p>
          </draw:text-box>
        </draw:frame>
        <draw:frame presentation:style-name="pr5" draw:layer="layout" svg:width="25.199cm" svg:height="12.18cm" svg:x="1.4cm" svg:y="4.914cm" presentation:class="subtitle" presentation:placeholder="true">
          <draw:text-box/>
        </draw:frame>
        <draw:frame draw:style-name="gr2" draw:text-style-name="P3" draw:layer="layout" svg:width="8.586cm" svg:height="2.167cm" svg:x="9.706cm" svg:y="9.416cm">
          <text:p/>
          <draw:object xlink:href="../Gradient%20im%20Impulsraum.odf" xlink:type="simple" xlink:show="embed" xlink:actuate="onLoad"/>
          <draw:image xlink:href="./ObjectReplacements/Object 48" xlink:type="simple" xlink:show="embed" xlink:actuate="onLoad"/>
        </draw:frame>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draw:text-box>
            <text:p>Die quantenmechanischen Konzepte können <text:span text:style-name="T3">unabhängig von jeder Darstellung allgemein und abstrakt</text:span> formuliert werden.</text:p>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38">&lt;F&gt;</text:span><text:span text:style-name="T39">t</text:span><text:span text:style-name="T2"> der Observablen </text:span><text:span text:style-name="T38">F(</text:span><text:span text:style-name="T40">r</text:span><text:span text:style-name="T38">, </text:span><text:span text:style-name="T40">p</text:span><text:span text:style-name="T38">)</text:span><text:span text:style-name="T2"> im Orts- bzw. Impulsraum gebildet?</text:span></text:p>
          </draw:text-box>
        </draw:frame>
        <draw:frame presentation:style-name="pr2" draw:layer="layout" svg:width="25.199cm" svg:height="12.18cm" svg:x="1.4cm" svg:y="4.914cm" presentation:class="subtitle">
          <draw:text-box>
            <text:p>Nach der Korrespondenzvorschrift für Teilcheneigenschaften, die sowohl vom Impuls als auch vom Ort abhängen:</text:p>
            <text:p/>
            <text:p/>
            <text:p/>
            <text:p/>
            <text:p/>
            <text:p/>
            <text:p/>
            <text:p/>
            <text:p/>
          </draw:text-box>
        </draw:frame>
        <draw:frame draw:style-name="gr2" draw:text-style-name="P3" draw:layer="layout" svg:width="17.359cm" svg:height="4.877cm" svg:x="5.32cm" svg:y="8.061cm">
          <text:p/>
          <draw:object xlink:href="../Korrespondenzvorschrift.odf" xlink:type="simple" xlink:show="embed" xlink:actuate="onLoad"/>
          <draw:image xlink:href="./ObjectReplacements/Object 49" xlink:type="simple" xlink:show="embed" xlink:actuate="onLoad"/>
        </draw:frame>
        <draw:frame draw:style-name="gr2" draw:text-style-name="P3" draw:layer="layout" svg:width="14.898cm" svg:height="4.444cm" svg:x="6.55cm" svg:y="14.277cm">
          <text:p/>
          <draw:object xlink:href="../Erwartungswert%20äquivalent.odf" xlink:type="simple" xlink:show="embed" xlink:actuate="onLoad"/>
          <draw:image xlink:href="./ObjectReplacements/Object 50" xlink:type="simple" xlink:show="embed" xlink:actuate="onLoad"/>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draw:frame draw:style-name="gr2" draw:text-style-name="P3" draw:layer="layout" svg:width="6.885cm" svg:height="1.227cm" svg:x="10.557cm" svg:y="9.886cm">
          <text:p/>
          <draw:object xlink:href="../Kommutator.odf" xlink:type="simple" xlink:show="embed" xlink:actuate="onLoad"/>
          <draw:image xlink:href="./ObjectReplacements/Object 51" xlink:type="simple" xlink:show="embed" xlink:actuate="onLoad"/>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41cm" svg:height="2.006cm" svg:x="10.479cm" svg:y="9.496cm">
          <text:p/>
          <draw:object xlink:href="../Operatoridentität%20z%20,%20p_z.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draw:text-box>
              <text:p>Möglicherweise fehlerhaft?</text:p>
            </draw:text-box>
          </draw:frame>
        </presentation:notes>
      </draw:page>
      <draw:page draw:name="page68"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41">1</text:span><text:span text:style-name="T15">, . . . , q</text:span><text:span text:style-name="T41">s</text:span><text:span text:style-name="T15">, p</text:span><text:span text:style-name="T41">1</text:span><text:span text:style-name="T15">, . . . , p</text:span><text:span text:style-name="T41">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7cm" svg:height="2.355cm" svg:x="5.499cm" svg:y="9.322cm">
          <text:p/>
          <draw:object xlink:href="../Korrespondenzvorschrift%20für%20Observablen%20zu%20Operatoren.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draw:text-box>
            <text:p>Nein, sie gilt daher nur bei kartesischen Koordinaten</text:p>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user-transformed="true">
          <draw:text-box>
            <text:p>Man lässt sie nur für kartesische Koordinaten zu. Anschließend kann man den Laplace-Operator auf irgendein günstiges Koordinatensystem transformieren.</text:p>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draw:text-box>
              <text:p>Hier weiß ich nicht ganz was das bedeutet.. aber so steht es dort</text:p>
            </draw:text-box>
          </draw:frame>
        </presentation:notes>
      </draw:page>
      <draw:page draw:name="page72"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26.164cm" svg:height="2.29cm" svg:x="0.917cm" svg:y="9.354cm">
          <text:p/>
          <draw:object xlink:href="../Hamilton-Operator%20eines%20geladenen%20Teilchens%20im%20elektromagnetischen%20Feld.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3" draw:master-page-name="Default" presentation:presentation-page-layout-name="AL1T0">
        <draw:frame presentation:style-name="pr1" draw:layer="layout" svg:width="25.199cm" svg:height="3.506cm" svg:x="1.4cm" svg:y="0.837cm" presentation:class="title">
          <draw:text-box>
            <text:p>Wie lautet die zeit(un)abhängige Schrödingergleichung in Operatordarstell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lfaen2" svg:font-family="Sylfaen" style:font-adornments="Regular"/>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7-15T23:24:38.974000000</dc:date>
    <meta:document-statistic meta:object-count="368"/>
  </office:meta>
</office:document-meta>
</file>